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start="" draw:marker-end="Linienende_20_4" draw:textarea-horizontal-align="center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marker-end="Linienende_20_2" draw:textarea-horizontal-align="center"/>
    </style:style>
    <style:style style:name="P1" style:family="paragraph">
      <style:paragraph-properties fo:margin-left="0cm" fo:margin-right="0cm" fo:text-align="center" fo:text-indent="0cm"/>
      <style:text-properties fo:font-size="8pt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1.25cm" svg:height="0.5cm" svg:x="8.885cm" svg:y="1.885cm">
          <text:p text:style-name="P1"><text:span text:style-name="T1">/ppi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" draw:text-style-name="P3" draw:layer="layout" svg:x1="10.135cm" svg:y1="2.134cm" svg:x2="10.884cm" svg:y2="2.635cm" draw:start-shape="id1" draw:start-glue-point="7" draw:end-shape="id2" draw:end-glue-point="7">
          <text:p text:style-name="P6"/>
        </draw:connector>
        <draw:custom-shape draw:style-name="gr1" draw:text-style-name="P5" draw:id="id3" draw:layer="layout" svg:width="4.5cm" svg:height="1cm" svg:x="7.885cm" svg:y="4.38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Debug.HexDu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25cm" svg:height="0.569cm" svg:x="10.135cm" svg:y="2.066cm">
          <draw:text-box>
            <text:p text:style-name="P6">2</text:p>
          </draw:text-box>
        </draw:frame>
        <draw:custom-shape draw:style-name="gr1" draw:text-style-name="P5" draw:id="id4" draw:layer="layout" svg:width="4.5cm" svg:height="1cm" svg:x="7.885cm" svg:y="6.1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Debug.Nu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135cm" svg:y1="5.385cm" svg:x2="10.135cm" svg:y2="6.135cm" draw:start-shape="id3" draw:start-glue-point="2" draw:end-shape="id4" draw:end-glue-point="0">
          <text:p text:style-name="P6"/>
        </draw:connector>
        <draw:frame draw:style-name="gr3" draw:text-style-name="P6" draw:layer="layout" svg:width="1.25cm" svg:height="0.569cm" svg:x="10.135cm" svg:y="5.566cm">
          <draw:text-box>
            <text:p text:style-name="P6">---</text:p>
          </draw:text-box>
        </draw:frame>
        <draw:custom-shape draw:style-name="gr1" draw:text-style-name="P5" draw:id="id2" draw:layer="layout" svg:width="4.5cm" svg:height="1cm" svg:x="7.885cm" svg:y="2.635cm">
          <draw:glue-point draw:id="4" svg:x="-1.666cm" svg:y="-5cm"/>
          <draw:glue-point draw:id="5" svg:x="-2.5cm" svg:y="-5cm"/>
          <draw:glue-point draw:id="6" svg:x="2.777cm" svg:y="-5cm"/>
          <draw:glue-point draw:id="7" svg:x="1.666cm" svg:y="-5cm"/>
          <text:p text:style-name="P4"><text:span text:style-name="T2">Master.Transport.P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135cm" svg:y1="3.635cm" svg:x2="10.135cm" svg:y2="4.385cm" draw:start-shape="id2" draw:start-glue-point="2" draw:end-shape="id3" draw:end-glue-point="0">
          <text:p text:style-name="P6"/>
        </draw:connector>
        <draw:frame draw:style-name="gr3" draw:text-style-name="P6" draw:layer="layout" svg:width="1.25cm" svg:height="0.569cm" svg:x="10.135cm" svg:y="3.816cm">
          <draw:text-box>
            <text:p text:style-name="P6">--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1013 1130" svg:d="m1009 1050-449-1008-22-30-29-12-34 12-21 26-449 1012-5 13v8l5 21 12 21 17 13 21 4h903l21-4 21-13 9-21 4-21v-8z"/>
    <draw:marker draw:name="Linienende_20_2" draw:display-name="Linienende 2" svg:viewBox="0 0 1131 1918" svg:d="m737 1131h394l-564-1131-567 1131h398l-398 787h1131z"/>
    <draw:marker draw:name="Linienende_20_3" draw:display-name="Linienende 3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ienende_20_4" draw:display-name="Linienende 4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Hannes Matuschek</meta:initial-creator>
    <meta:creation-date>2006-01-28T12:54:10</meta:creation-date>
    <dc:creator>Hannes Matuschek</dc:creator>
    <dc:date>2006-01-28T14:28:36</dc:date>
    <dc:language>de-DE</dc:language>
    <meta:editing-cycles>15</meta:editing-cycles>
    <meta:editing-duration>PT1H34M2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